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cf6" officeooo:paragraph-rsid="00013cf6"/>
    </style:style>
    <style:style style:name="P2" style:family="paragraph" style:parent-style-name="Standard">
      <style:text-properties officeooo:rsid="000335fe" officeooo:paragraph-rsid="000335fe"/>
    </style:style>
    <style:style style:name="P3" style:family="paragraph" style:parent-style-name="Standard" style:list-style-name="L1">
      <style:text-properties fo:font-weight="bold" officeooo:rsid="0005af4c" officeooo:paragraph-rsid="0005af4c" style:font-weight-asian="bold" style:font-weight-complex="bold"/>
    </style:style>
    <style:style style:name="P4" style:family="paragraph" style:parent-style-name="Standard">
      <style:text-properties fo:font-weight="bold" officeooo:rsid="0005af4c" officeooo:paragraph-rsid="0005af4c" style:font-weight-asian="bold" style:font-weight-complex="bold"/>
    </style:style>
    <style:style style:name="P5" style:family="paragraph" style:parent-style-name="Standard">
      <style:text-properties fo:font-weight="bold" officeooo:rsid="0006d62c" officeooo:paragraph-rsid="0006d62c" style:font-weight-asian="bold" style:font-weight-complex="bold"/>
    </style:style>
    <style:style style:name="P6" style:family="paragraph" style:parent-style-name="Standard">
      <style:text-properties fo:font-weight="bold" officeooo:rsid="0006ea7f" officeooo:paragraph-rsid="0006ea7f" style:font-weight-asian="bold" style:font-weight-complex="bold"/>
    </style:style>
    <style:style style:name="P7" style:family="paragraph" style:parent-style-name="Standard">
      <style:text-properties fo:font-weight="bold" officeooo:rsid="0008503d" officeooo:paragraph-rsid="0008503d" style:font-weight-asian="bold" style:font-weight-complex="bold"/>
    </style:style>
    <style:style style:name="P8" style:family="paragraph" style:parent-style-name="Standard">
      <style:text-properties fo:font-weight="bold" officeooo:rsid="000b7748" officeooo:paragraph-rsid="000b7748" style:font-weight-asian="bold" style:font-weight-complex="bold"/>
    </style:style>
    <style:style style:name="P9" style:family="paragraph" style:parent-style-name="Standard" style:list-style-name="L2">
      <style:text-properties fo:font-weight="bold" officeooo:rsid="000b7748" officeooo:paragraph-rsid="000b7748" style:font-weight-asian="bold" style:font-weight-complex="bold"/>
    </style:style>
    <style:style style:name="P10" style:family="paragraph" style:parent-style-name="Standard" style:list-style-name="L2">
      <style:text-properties fo:font-weight="bold" officeooo:rsid="000b91ff" officeooo:paragraph-rsid="000b91ff" style:font-weight-asian="bold" style:font-weight-complex="bold"/>
    </style:style>
    <style:style style:name="P11" style:family="paragraph" style:parent-style-name="Standard">
      <style:text-properties fo:font-weight="bold" officeooo:rsid="000b91ff" officeooo:paragraph-rsid="000b91ff" style:font-weight-asian="bold" style:font-weight-complex="bold"/>
    </style:style>
    <style:style style:name="P12" style:family="paragraph" style:parent-style-name="Standard">
      <style:text-properties fo:font-weight="bold" officeooo:rsid="000d408a" officeooo:paragraph-rsid="000d408a" style:font-weight-asian="bold" style:font-weight-complex="bold"/>
    </style:style>
    <style:style style:name="P13" style:family="paragraph" style:parent-style-name="Standard">
      <style:text-properties fo:font-weight="bold" officeooo:rsid="000dca1a" officeooo:paragraph-rsid="000dca1a" style:font-weight-asian="bold" style:font-weight-complex="bold"/>
    </style:style>
    <style:style style:name="P14" style:family="paragraph" style:parent-style-name="Standard">
      <style:text-properties fo:font-weight="bold" officeooo:rsid="000f091a" officeooo:paragraph-rsid="000f091a" style:font-weight-asian="bold" style:font-weight-complex="bold"/>
    </style:style>
    <style:style style:name="P15" style:family="paragraph" style:parent-style-name="Standard">
      <style:text-properties fo:font-weight="bold" officeooo:rsid="0010de85" officeooo:paragraph-rsid="0010de85" style:font-weight-asian="bold" style:font-weight-complex="bold"/>
    </style:style>
    <style:style style:name="P16" style:family="paragraph" style:parent-style-name="Standard">
      <style:text-properties fo:font-weight="bold" officeooo:rsid="00128596" officeooo:paragraph-rsid="00128596" style:font-weight-asian="bold" style:font-weight-complex="bold"/>
    </style:style>
    <style:style style:name="P17" style:family="paragraph" style:parent-style-name="Standard">
      <style:text-properties fo:font-weight="bold" officeooo:rsid="0013662a" officeooo:paragraph-rsid="0013662a" style:font-weight-asian="bold" style:font-weight-complex="bold"/>
    </style:style>
    <style:style style:name="P18" style:family="paragraph" style:parent-style-name="Standard" style:list-style-name="L4">
      <style:text-properties fo:font-weight="bold" officeooo:rsid="0013662a" officeooo:paragraph-rsid="0013662a" style:font-weight-asian="bold" style:font-weight-complex="bold"/>
    </style:style>
    <style:style style:name="P19" style:family="paragraph" style:parent-style-name="Standard">
      <style:text-properties fo:font-weight="bold" officeooo:rsid="00142b9a" officeooo:paragraph-rsid="00142b9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419ff" style:font-weight-asian="normal" style:font-weight-complex="normal"/>
    </style:style>
    <style:style style:name="T8" style:family="text">
      <style:text-properties style:text-underline-style="none" fo:font-weight="normal" officeooo:rsid="0009d065" style:font-weight-asian="normal" style:font-weight-complex="normal"/>
    </style:style>
    <style:style style:name="T9" style:family="text">
      <style:text-properties style:text-underline-style="none" fo:font-weight="normal" officeooo:rsid="000b5b7a" style:font-weight-asian="normal" style:font-weight-complex="normal"/>
    </style:style>
    <style:style style:name="T10" style:family="text">
      <style:text-properties style:text-underline-style="none" fo:font-weight="normal" officeooo:rsid="000ed36a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0419ff" style:font-weight-asian="bold" style:font-weight-complex="bold"/>
    </style:style>
    <style:style style:name="T13" style:family="text">
      <style:text-properties style:text-underline-style="none" officeooo:rsid="000419ff"/>
    </style:style>
    <style:style style:name="T14" style:family="text">
      <style:text-properties fo:color="#ce181e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índico responde <text:span text:style-name="T1">solidariamente</text:span><text:span text:style-name="T2"> com a massa falida, </text:span><text:span text:style-name="T1">exceto</text:span><text:span text:style-name="T2"> multas </text:span><text:span text:style-name="T4">punitivas</text:span><text:span text:style-name="T6">.</text:span></text:p>
      <text:p text:style-name="P1"><text:span text:style-name="T6"/></text:p>
      <text:p text:style-name="P2"><text:span text:style-name="T6">A responsabilidade pela prática de </text:span><text:span text:style-name="T11">atos com infração</text:span><text:span text:style-name="T6"> da lei tributária impllica responsabilidade tributária para o </text:span><text:span text:style-name="T11">representante legal</text:span><text:span text:style-name="T6"> da empresa, </text:span><text:span text:style-name="T7">ou seja, </text:span><text:span text:style-name="T12">responsabilidade pessoal</text:span><text:span text:style-name="T7">.</text:span></text:p>
      <text:list xml:id="list2491619093" text:style-name="L1">
        <text:list-item>
          <text:p text:style-name="P3"><text:span text:style-name="T13">A</text:span><text:span text:style-name="T5">tenção!</text:span><text:span text:style-name="T6"> O representante legal responde </text:span><text:span text:style-name="T5">mesmo</text:span><text:span text:style-name="T6"> que não seja sócio!</text:span></text:p>
        </text:list-item>
      </text:list>
      <text:p text:style-name="P4"><text:span text:style-name="T6"/></text:p>
      <text:p text:style-name="P5"><text:span text:style-name="T6">A responsabilidade pessoal dos sócios só existe se praticarem </text:span><text:span text:style-name="T5">atos de gerência ou administração</text:span><text:span text:style-name="T6">.</text:span></text:p>
      <text:p text:style-name="P5"><text:span text:style-name="T6"/></text:p>
      <text:p text:style-name="P6"><text:span text:style-name="T6">Responsabilidade </text:span><text:span text:style-name="T5">pessoal</text:span><text:span text:style-name="T6"> → responsável figura como único sujeito passivo responsável pelo cumprimento da OT.</text:span></text:p>
      <text:p text:style-name="P6"><text:span text:style-name="T6"/></text:p>
      <text:p text:style-name="P7"><text:span text:style-name="T6">Responsabilidade </text:span><text:span text:style-name="T5">por infrações</text:span><text:span text:style-name="T6"> → </text:span><text:span text:style-name="T3">em regra</text:span><text:span text:style-name="T6">, </text:span><text:span text:style-name="T5">objetiva</text:span><text:span text:style-name="T6"> (não considera as características pessoais/subjetivas) </text:span><text:span text:style-name="T8">do infrator e os efeitos que o ato pode causar. </text:span><text:span text:style-name="T9">Lei pode prever exceções.</text:span></text:p>
      <text:p text:style-name="P7"><text:span text:style-name="T9"/></text:p>
      <text:p text:style-name="P8"><text:span text:style-name="T9">R</text:span><text:span text:style-name="T6">esponsabilidade </text:span><text:span text:style-name="T5">pessoal do agente</text:span><text:span text:style-name="T6">:</text:span></text:p>
      <text:list xml:id="list2403420849" text:style-name="L2">
        <text:list-item>
          <text:p text:style-name="P9"><text:span text:style-name="T6">em crimes ou contravenções; </text:span><text:span text:style-name="T14">[exceção: exercício regular da administração, mandato, função, cargo ou emprego, ou no cumprimento de ordem expressa emitida por quem de direito]</text:span></text:p>
        </text:list-item>
        <text:list-item>
          <text:p text:style-name="P9"><text:span text:style-name="T6">infrações cujo dolo do agente seja elementar;</text:span></text:p>
        </text:list-item>
        <text:list-item>
          <text:p text:style-name="P9"><text:span text:style-name="T6">infrações que decorram direta e exclusivamente de dolo específico:</text:span></text:p>
          <text:list>
            <text:list-item>
              <text:p text:style-name="P10"><text:span text:style-name="T6">das pessoas referidas no art. 134 do CTN, contra aquelas por quem respondem;</text:span></text:p>
            </text:list-item>
            <text:list-item>
              <text:p text:style-name="P10"><text:span text:style-name="T6">dos mandatários, prepostos ou empregados, contra seus mandantes, preponentes ou empregadores;</text:span></text:p>
            </text:list-item>
            <text:list-item>
              <text:p text:style-name="P10"><text:span text:style-name="T6">dos diretores, gerentes ou representantes de PJs de direito privado, contra estas.</text:span></text:p>
            </text:list-item>
          </text:list>
        </text:list-item>
      </text:list>
      <text:p text:style-name="P11"><text:span text:style-name="T6"/></text:p>
      <text:p text:style-name="P12"><text:span text:style-name="T6">STJ: a </text:span><text:span text:style-name="T5">denúncia espontânea</text:span><text:span text:style-name="T6"> afastas tanto as multas moratórias quanto as punitivas.</text:span></text:p>
      <text:p text:style-name="P12"><text:span text:style-name="T6"/></text:p>
      <text:p text:style-name="P13"><text:span text:style-name="T6">A denúncia espontânea deve ser feita acompanhada do pagamento do tributo e dos juros de mora. </text:span><text:span text:style-name="T10">Caso o valor do tributo dependa de apuração, cabe ao sujeito passivo depositar o valor arbitrado pela autoridade administrativa, como condição de ser beneficiado pela denúncia espontânea.</text:span></text:p>
      <text:p text:style-name="P13"><text:span text:style-name="T10"/></text:p>
      <text:p text:style-name="P14"><text:span text:style-name="T10">S</text:span><text:span text:style-name="T6">TJ: o parcelamento </text:span><text:span text:style-name="T5">não</text:span><text:span text:style-name="T6"> equivale ao pagamento do tributo, </text:span><text:span text:style-name="T5">não</text:span><text:span text:style-name="T6"> sendo suficiente para configurar a denúncia espontânea.</text:span></text:p>
      <text:p text:style-name="P14"><text:span text:style-name="T6"/></text:p>
      <text:p text:style-name="P15"><text:span text:style-name="T6">STJ: as disposições do CTN sobre denúncia espontânea </text:span><text:span text:style-name="T5">não</text:span><text:span text:style-name="T6"> se aplicam ao cumprimento das obrigações acessórias (senão a regra se tornaria o descumprimento dos prazos).</text:span></text:p>
      <text:p text:style-name="P15"><text:span text:style-name="T6"/></text:p>
      <text:p text:style-name="P16"><text:span text:style-name="T6">STJ: a denúncia espontânea </text:span><text:span text:style-name="T5">não</text:span><text:span text:style-name="T6"> se aplica aos tributos sujeitos a lançamento por homologação regularmente declarados, </text:span><text:span text:style-name="T5">mas pagos a destempo</text:span><text:span text:style-name="T6">.</text:span></text:p>
      <text:p text:style-name="P16"><text:span text:style-name="T6"/></text:p>
      <text:p text:style-name="P17"><text:span text:style-name="T6">A </text:span><text:span text:style-name="T5">denúncia espontânea</text:span><text:span text:style-name="T6"> em relação a tributos sujeitos a lançamento por </text:span><text:span text:style-name="T5">declaração</text:span><text:span text:style-name="T6"> pode ocorrer em duas hipóteses:</text:span></text:p>
      <text:list xml:id="list2494144683" text:style-name="L4">
        <text:list-item>
          <text:p text:style-name="P18"><text:span text:style-name="T6">FG </text:span><text:span text:style-name="T5">não</text:span><text:span text:style-name="T6"> foi declarado pelo contribuinte; ou</text:span></text:p>
        </text:list-item>
        <text:list-item>
          <text:p text:style-name="P18"><text:span text:style-name="T6">FG foi declarado, mas contribuinte retifica a declaração, </text:span><text:span text:style-name="T5">antes</text:span><text:span text:style-name="T6"> da atuação do Fisco.</text:span></text:p>
        </text:list-item>
      </text:list>
      <text:p text:style-name="P17"><text:span text:style-name="T6"/></text:p>
      <text:p text:style-name="P19"><text:span text:style-name="T5">Não</text:span><text:span text:style-name="T6"> é possível </text:span><text:span text:style-name="T5">denúncia espontânea</text:span><text:span text:style-name="T6"> em relação a tributos lançados </text:span><text:span text:style-name="T5">de ofício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2T18:37:58.661000000</dc:date>
    <meta:editing-duration>PT1H14M18S</meta:editing-duration>
    <meta:editing-cycles>19</meta:editing-cycles>
    <meta:document-statistic meta:table-count="0" meta:image-count="0" meta:object-count="0" meta:page-count="1" meta:paragraph-count="22" meta:word-count="354" meta:character-count="2382" meta:non-whitespace-character-count="2059"/>
  </office:meta>
</office:document-meta>
</file>